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cm" style:contextual-spacing="false" fo:line-height="100%"/>
      <style:text-properties officeooo:rsid="001234c4" officeooo:paragraph-rsid="00076671"/>
    </style:style>
    <style:style style:name="P2" style:family="paragraph" style:parent-style-name="Standard">
      <style:text-properties officeooo:rsid="001234c4" officeooo:paragraph-rsid="00076671"/>
    </style:style>
    <style:style style:name="P3" style:family="paragraph" style:parent-style-name="Standard">
      <style:text-properties officeooo:rsid="001234c4" officeooo:paragraph-rsid="00076671" loext:padding="0.049cm" loext:border="0.06pt solid #d9d9e3"/>
    </style:style>
    <style:style style:name="P4" style:family="paragraph" style:parent-style-name="Heading_20_2">
      <style:paragraph-properties fo:margin-top="0cm" fo:margin-bottom="0cm" style:contextual-spacing="false" fo:line-height="100%"/>
      <style:text-properties officeooo:rsid="0013cc6a" officeooo:paragraph-rsid="00076671"/>
    </style:style>
    <style:style style:name="P5" style:family="paragraph" style:parent-style-name="Standard">
      <style:paragraph-properties fo:margin-top="0cm" fo:margin-bottom="0cm" style:contextual-spacing="false" fo:padding="0.049cm" fo:border="0.06pt solid #d9d9e3"/>
      <style:text-properties officeooo:rsid="0013cc6a" officeooo:paragraph-rsid="00076671" loext:padding="0.049cm" loext:border="0.06pt solid #d9d9e3"/>
    </style:style>
    <style:style style:name="P6" style:family="paragraph" style:parent-style-name="Standard">
      <style:text-properties officeooo:rsid="0013cc6a" officeooo:paragraph-rsid="00076671"/>
    </style:style>
    <style:style style:name="P7" style:family="paragraph" style:parent-style-name="Standard">
      <style:text-properties officeooo:rsid="00076671" officeooo:paragraph-rsid="00076671"/>
    </style:style>
    <style:style style:name="P8" style:family="paragraph" style:parent-style-name="Standard">
      <style:text-properties officeooo:rsid="00159e08" officeooo:paragraph-rsid="00076671"/>
    </style:style>
    <style:style style:name="P9" style:family="paragraph" style:parent-style-name="Standard">
      <style:text-properties officeooo:rsid="00184c9f" officeooo:paragraph-rsid="00076671"/>
    </style:style>
    <style:style style:name="P10" style:family="paragraph" style:parent-style-name="Standard">
      <style:paragraph-properties fo:margin-top="0cm" fo:margin-bottom="0.499cm" style:contextual-spacing="false"/>
      <style:text-properties officeooo:paragraph-rsid="00076671" loext:padding="0.049cm" loext:border="0.06pt solid #d9d9e3"/>
    </style:style>
    <style:style style:name="P11" style:family="paragraph" style:parent-style-name="Text_20_body">
      <style:paragraph-properties fo:padding="0.049cm" fo:border="0.06pt solid #d9d9e3"/>
      <style:text-properties officeooo:paragraph-rsid="00076671" loext:padding="0.049cm" loext:border="0.06pt solid #d9d9e3"/>
    </style:style>
    <style:style style:name="P12" style:family="paragraph" style:parent-style-name="Standard">
      <style:text-properties officeooo:rsid="000b0a7a" officeooo:paragraph-rsid="000b0a7a"/>
    </style:style>
    <style:style style:name="P13" style:family="paragraph" style:parent-style-name="Standard">
      <style:text-properties officeooo:rsid="000b250b" officeooo:paragraph-rsid="000b250b"/>
    </style:style>
    <style:style style:name="P14" style:family="paragraph" style:parent-style-name="Text_20_body">
      <style:paragraph-properties fo:margin-top="0cm" fo:margin-bottom="0cm" style:contextual-spacing="false" fo:padding="0.049cm" fo:border="0.06pt solid #d9d9e3"/>
      <style:text-properties officeooo:rsid="00161e0c" officeooo:paragraph-rsid="00076671" loext:padding="0.049cm" loext:border="0.06pt solid #d9d9e3"/>
    </style:style>
    <style:style style:name="P15" style:family="paragraph" style:parent-style-name="Text_20_body">
      <style:paragraph-properties fo:padding="0.049cm" fo:border="0.06pt solid #d9d9e3"/>
      <style:text-properties officeooo:rsid="00161e0c" officeooo:paragraph-rsid="00076671"/>
    </style:style>
    <style:style style:name="P16" style:family="paragraph" style:parent-style-name="Text_20_body">
      <style:paragraph-properties fo:padding="0.049cm" fo:border="0.06pt solid #d9d9e3"/>
      <style:text-properties officeooo:paragraph-rsid="00076671"/>
    </style:style>
    <style:style style:name="P17" style:family="paragraph" style:parent-style-name="Standard">
      <style:text-properties officeooo:rsid="000b0a7a" officeooo:paragraph-rsid="00110766"/>
    </style:style>
    <style:style style:name="P18" style:family="paragraph" style:parent-style-name="Text_20_body" style:list-style-name="L1">
      <style:paragraph-properties fo:margin-top="0cm" fo:margin-bottom="0cm" style:contextual-spacing="false" fo:padding="0.049cm" fo:border="0.06pt solid #d9d9e3"/>
      <style:text-properties officeooo:paragraph-rsid="00076671" loext:padding="0.049cm" loext:border="0.06pt solid #d9d9e3"/>
    </style:style>
    <style:style style:name="P19" style:family="paragraph" style:parent-style-name="Text_20_body" style:list-style-name="L1">
      <style:paragraph-properties fo:padding="0.049cm" fo:border="0.06pt solid #d9d9e3"/>
      <style:text-properties officeooo:paragraph-rsid="00076671" loext:padding="0.049cm" loext:border="0.06pt solid #d9d9e3"/>
    </style:style>
    <style:style style:name="P20" style:family="paragraph" style:parent-style-name="Text_20_body" style:list-style-name="L5">
      <style:paragraph-properties fo:margin-top="0cm" fo:margin-bottom="0cm" style:contextual-spacing="false" fo:padding="0.049cm" fo:border="0.06pt solid #d9d9e3"/>
      <style:text-properties officeooo:paragraph-rsid="00076671" loext:padding="0.049cm" loext:border="0.06pt solid #d9d9e3"/>
    </style:style>
    <style:style style:name="P21" style:family="paragraph" style:parent-style-name="Text_20_body" style:list-style-name="L5">
      <style:paragraph-properties fo:padding="0.049cm" fo:border="0.06pt solid #d9d9e3"/>
      <style:text-properties officeooo:paragraph-rsid="00076671" loext:padding="0.049cm" loext:border="0.06pt solid #d9d9e3"/>
    </style:style>
    <style:style style:name="P22" style:family="paragraph" style:parent-style-name="Text_20_body" style:list-style-name="L6">
      <style:paragraph-properties fo:margin-top="0cm" fo:margin-bottom="0cm" style:contextual-spacing="false" fo:padding="0.049cm" fo:border="0.06pt solid #d9d9e3"/>
      <style:text-properties officeooo:paragraph-rsid="00076671" loext:padding="0.049cm" loext:border="0.06pt solid #d9d9e3"/>
    </style:style>
    <style:style style:name="P23" style:family="paragraph" style:parent-style-name="Text_20_body" style:list-style-name="L6">
      <style:paragraph-properties fo:padding="0.049cm" fo:border="0.06pt solid #d9d9e3"/>
      <style:text-properties officeooo:paragraph-rsid="00076671" loext:padding="0.049cm" loext:border="0.06pt solid #d9d9e3"/>
    </style:style>
    <style:style style:name="P24" style:family="paragraph" style:parent-style-name="Text_20_body" style:list-style-name="L7">
      <style:paragraph-properties fo:margin-top="0cm" fo:margin-bottom="0cm" style:contextual-spacing="false" fo:padding="0.049cm" fo:border="0.06pt solid #d9d9e3"/>
      <style:text-properties officeooo:paragraph-rsid="00076671" loext:padding="0.049cm" loext:border="0.06pt solid #d9d9e3"/>
    </style:style>
    <style:style style:name="P25" style:family="paragraph" style:parent-style-name="Text_20_body" style:list-style-name="L7">
      <style:paragraph-properties fo:padding="0.049cm" fo:border="0.06pt solid #d9d9e3"/>
      <style:text-properties officeooo:paragraph-rsid="00076671" loext:padding="0.049cm" loext:border="0.06pt solid #d9d9e3"/>
    </style:style>
    <style:style style:name="P26" style:family="paragraph" style:parent-style-name="Text_20_body" style:list-style-name="L8">
      <style:paragraph-properties fo:margin-top="0cm" fo:margin-bottom="0cm" style:contextual-spacing="false" fo:padding="0.049cm" fo:border="0.06pt solid #d9d9e3"/>
      <style:text-properties officeooo:paragraph-rsid="00076671" loext:padding="0.049cm" loext:border="0.06pt solid #d9d9e3"/>
    </style:style>
    <style:style style:name="P27" style:family="paragraph" style:parent-style-name="Text_20_body" style:list-style-name="L8">
      <style:paragraph-properties fo:padding="0.049cm" fo:border="0.06pt solid #d9d9e3"/>
      <style:text-properties officeooo:paragraph-rsid="00076671" loext:padding="0.049cm" loext:border="0.06pt solid #d9d9e3"/>
    </style:style>
    <style:style style:name="P28" style:family="paragraph" style:parent-style-name="Text_20_body" style:list-style-name="L9">
      <style:paragraph-properties fo:margin-top="0cm" fo:margin-bottom="0cm" style:contextual-spacing="false" fo:padding="0.049cm" fo:border="0.06pt solid #d9d9e3"/>
      <style:text-properties officeooo:paragraph-rsid="00076671" loext:padding="0.049cm" loext:border="0.06pt solid #d9d9e3"/>
    </style:style>
    <style:style style:name="P29" style:family="paragraph" style:parent-style-name="Text_20_body" style:list-style-name="L9">
      <style:paragraph-properties fo:padding="0.049cm" fo:border="0.06pt solid #d9d9e3"/>
      <style:text-properties officeooo:paragraph-rsid="00076671" loext:padding="0.049cm" loext:border="0.06pt solid #d9d9e3"/>
    </style:style>
    <style:style style:name="P30" style:family="paragraph" style:parent-style-name="Text_20_body" style:list-style-name="L10">
      <style:paragraph-properties fo:margin-top="0cm" fo:margin-bottom="0cm" style:contextual-spacing="false" fo:padding="0.049cm" fo:border="0.06pt solid #d9d9e3"/>
      <style:text-properties officeooo:paragraph-rsid="00076671" loext:padding="0.049cm" loext:border="0.06pt solid #d9d9e3"/>
    </style:style>
    <style:style style:name="P31" style:family="paragraph" style:parent-style-name="Text_20_body" style:list-style-name="L10">
      <style:paragraph-properties fo:padding="0.049cm" fo:border="0.06pt solid #d9d9e3"/>
      <style:text-properties officeooo:paragraph-rsid="00076671" loext:padding="0.049cm" loext:border="0.06pt solid #d9d9e3"/>
    </style:style>
    <style:style style:name="P32" style:family="paragraph" style:parent-style-name="Text_20_body" style:list-style-name="L11">
      <style:paragraph-properties fo:margin-top="0cm" fo:margin-bottom="0cm" style:contextual-spacing="false" fo:padding="0.049cm" fo:border="0.06pt solid #d9d9e3"/>
      <style:text-properties officeooo:paragraph-rsid="00076671" loext:padding="0.049cm" loext:border="0.06pt solid #d9d9e3"/>
    </style:style>
    <style:style style:name="P33" style:family="paragraph" style:parent-style-name="Text_20_body" style:list-style-name="L11">
      <style:paragraph-properties fo:padding="0.049cm" fo:border="0.06pt solid #d9d9e3"/>
      <style:text-properties officeooo:paragraph-rsid="00076671" loext:padding="0.049cm" loext:border="0.06pt solid #d9d9e3"/>
    </style:style>
    <style:style style:name="P34" style:family="paragraph" style:parent-style-name="Text_20_body" style:list-style-name="L12">
      <style:paragraph-properties fo:margin-top="0cm" fo:margin-bottom="0cm" style:contextual-spacing="false" fo:padding="0.049cm" fo:border="0.06pt solid #d9d9e3"/>
      <style:text-properties officeooo:paragraph-rsid="00076671" loext:padding="0.049cm" loext:border="0.06pt solid #d9d9e3"/>
    </style:style>
    <style:style style:name="P35" style:family="paragraph" style:parent-style-name="Text_20_body" style:list-style-name="L12">
      <style:paragraph-properties fo:padding="0.049cm" fo:border="0.06pt solid #d9d9e3"/>
      <style:text-properties officeooo:paragraph-rsid="00076671" loext:padding="0.049cm" loext:border="0.06pt solid #d9d9e3"/>
    </style:style>
    <style:style style:name="P36" style:family="paragraph" style:parent-style-name="Text_20_body" style:list-style-name="L2">
      <style:paragraph-properties fo:padding="0.049cm" fo:border="0.06pt solid #d9d9e3"/>
      <style:text-properties officeooo:paragraph-rsid="00076671"/>
    </style:style>
    <style:style style:name="P37" style:family="paragraph" style:parent-style-name="Text_20_body" style:list-style-name="L3">
      <style:paragraph-properties fo:padding="0.049cm" fo:border="0.06pt solid #d9d9e3"/>
      <style:text-properties officeooo:paragraph-rsid="00076671"/>
    </style:style>
    <style:style style:name="P38" style:family="paragraph" style:parent-style-name="Text_20_body" style:list-style-name="L4">
      <style:paragraph-properties fo:padding="0.049cm" fo:border="0.06pt solid #d9d9e3"/>
      <style:text-properties officeooo:paragraph-rsid="00076671"/>
    </style:style>
    <style:style style:name="P39" style:family="paragraph" style:parent-style-name="normal" style:list-style-name="WWNum7">
      <style:paragraph-properties fo:margin-left="2.54cm" fo:margin-right="0cm" fo:margin-top="0cm" fo:margin-bottom="0cm" style:contextual-spacing="false" fo:line-height="100%" fo:text-indent="-0.635cm" style:auto-text-indent="false"/>
      <style:text-properties officeooo:paragraph-rsid="00076671"/>
    </style:style>
    <style:style style:name="P40" style:family="paragraph" style:parent-style-name="normal" style:list-style-name="WWNum9">
      <style:paragraph-properties fo:margin-left="2.54cm" fo:margin-right="0cm" fo:margin-top="0cm" fo:margin-bottom="0cm" style:contextual-spacing="false" fo:line-height="100%" fo:text-indent="-0.635cm" style:auto-text-indent="false"/>
      <style:text-properties officeooo:paragraph-rsid="00076671"/>
    </style:style>
    <style:style style:name="P41" style:family="paragraph" style:parent-style-name="normal" style:list-style-name="WWNum9">
      <style:paragraph-properties fo:margin-left="2.54cm" fo:margin-right="0cm" fo:margin-top="0cm" fo:margin-bottom="0cm" style:contextual-spacing="false" fo:line-height="100%" fo:text-indent="-0.635cm" style:auto-text-indent="false"/>
      <style:text-properties officeooo:rsid="001234c4" officeooo:paragraph-rsid="00076671"/>
    </style:style>
    <style:style style:name="T1" style:family="text">
      <style:text-properties officeooo:rsid="00076671"/>
    </style:style>
    <style:style style:name="T2" style:family="text">
      <style:text-properties officeooo:rsid="00159e08"/>
    </style:style>
    <style:style style:name="T3" style:family="text">
      <style:text-properties officeooo:rsid="0013cc6a"/>
    </style:style>
    <style:style style:name="T4" style:family="text">
      <style:text-properties loext:padding="0.049cm" loext:border="0.06pt solid #d9d9e3"/>
    </style:style>
    <style:style style:name="T5" style:family="text">
      <style:text-properties officeooo:rsid="00161e0c" loext:padding="0.049cm" loext:border="0.06pt solid #d9d9e3"/>
    </style:style>
    <style:style style:name="T6" style:family="text">
      <style:text-properties officeooo:rsid="0008ecb6"/>
    </style:style>
    <style:style style:name="T7" style:family="text">
      <style:text-properties officeooo:rsid="000928a3"/>
    </style:style>
    <style:style style:name="T8" style:family="text">
      <style:text-properties officeooo:rsid="000b250b"/>
    </style:style>
    <style:style style:name="T9" style:family="text">
      <style:text-properties officeooo:rsid="000f1c62"/>
    </style:style>
    <style:style style:name="T10" style:family="text">
      <style:text-properties officeooo:rsid="00110766"/>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text:tab/><text:span text:style-name="T1">Project : Ecco </text:span></text:p>
      <text:p text:style-name="P6"><text:tab/><text:span text:style-name="T1">Being big </text:span><text:span text:style-name="T10">seekers</text:span><text:span text:style-name="T1"> of our </text:span><text:span text:style-name="T10">own </text:span><text:span text:style-name="T1">hard saved owned music, we like to have good players to make it rock. But we were not exactly satisfied with the existing range of players, it lacked something personal, we didn’t find it agreeable enough to use </text:span><text:span text:style-name="T8">in </text:span><text:span text:style-name="T9">its</text:span><text:span text:style-name="T8"> appearance, </text:span><text:span text:style-name="T10">and itched for values of gratuity and community, as music is meant to share and convey ideas, different kinds of philosophy, emotions and experiences</text:span><text:span text:style-name="T8">. </text:span></text:p>
      <text:p text:style-name="P7">We then decided to create our own <text:span text:style-name="T6">music player </text:span>and offer it to everybody that deemed it good enough for them. <text:span text:style-name="T8">We want it simple, easy-to-access, and to let people hear good quality music, with the best format possible ; we think that with the technologies we have got today, it would be ludicrous to expect less. </text:span></text:p>
      <text:p text:style-name="P6"><text:tab/><text:span text:style-name="T6">This project will then simply be a website with all the necessary features you would expect from any kind of music player : </text:span><text:span text:style-name="T7">it will allow people to upload their favourite musics, to class them by album, artist, or song, and organize them in playlists. </text:span></text:p>
      <text:p text:style-name="P13">We would like to allow people to share their own creations on this new platform too ; its aim is to let new artists try and rise, share their content and let themselves be known. </text:p>
      <text:p text:style-name="P6"/>
      <text:p text:style-name="P17"><text:tab/>The technologies being used will, <text:span text:style-name="T10">as frameworks, be </text:span>for the backend part nodeJs, <text:span text:style-name="T10">and </text:span>Angular for the frontend part ; <text:span text:style-name="T10">this frameworks will revolve around the Javascript and Typescript langages mainly,</text:span> using MongoDB <text:span text:style-name="T10">to build a</text:span>database <text:span text:style-name="T10">for the musics, artists, albums, pictures, users</text:span>. </text:p>
      <text:p text:style-name="P12"/>
      <text:p text:style-name="P6">Le coin du métalleux </text:p>
      <text:p text:style-name="P6">Le Hard <text:span text:style-name="T2">Coin</text:span> </text:p>
      <text:p text:style-name="P8">Player + Boutique de goodies </text:p>
      <text:p text:style-name="P9">Ecco</text:p>
      <text:p text:style-name="P7">Partage participatif de nouvelles chansons personnelles, proposer des nouveaux talents. </text:p>
      <text:p text:style-name="P9"/>
      <text:p text:style-name="P8">Cultissimo </text:p>
      <text:p text:style-name="P8">Les répliques cultes </text:p>
      <text:p text:style-name="P9">The </text:p>
      <text:p text:style-name="P9">Zita</text:p>
      <text:p text:style-name="P9">Replica</text:p>
      <text:p text:style-name="P9">La R</text:p>
      <text:p text:style-name="P9">The R</text:p>
      <text:p text:style-name="P9">RP</text:p>
      <text:p text:style-name="P2"/>
      <text:p text:style-name="P2"/>
      <text:p text:style-name="P1"><text:bookmark text:name="_xbf3rbl43qfn"/>Introduction</text:p>
      <text:p text:style-name="P2">Présentation détaillée : </text:p>
      <text:p text:style-name="P2"/>
      <text:p text:style-name="P2"><text:tab/>Idée d’application née d’une envie personnelle : créer une bibliothèque de citations de films cultes, drôles, assez tôt. </text:p>
      <text:p text:style-name="P2">Par la suite, j’ai réalistiquement décidé de me rediriger <text:s/>vers une application de gestion et de lecture de musique, trouvant que cela s’en approchait assez, et plus abordable pour moi, <text:span text:style-name="T3">quitte à m’en servir comme premier pas vers l’application souhaitée au début. </text:span></text:p>
      <text:p text:style-name="P2"/>
      <text:p text:style-name="P6">&gt;&gt;Date de création </text:p>
      <text:p text:style-name="P6">L’idée s’est concrétisée à la fin du mois de septembre, pour commencer à se mettre en application au passage au mois d’octobre. </text:p>
      <text:p text:style-name="P6">&gt;&gt;Activité principale</text:p>
      <text:p text:style-name="P6">Il s’agira donc d’une application de musique, un simple lecteur sur un navigateur web. </text:p>
      <text:p text:style-name="P7">Partage participatif de nouvelles chansons personnelles, proposer des nouveaux talents. </text:p>
      <text:p text:style-name="P6"/>
      <text:p text:style-name="P6"/>
      <text:list xml:id="list2259351720" text:style-name="WWNum7">
        <text:list-item>
          <text:p text:style-name="P39">Les services ou produits vendus</text:p>
        </text:list-item>
        <text:list-item>
          <text:p text:style-name="P39">Le nombre de salariés</text:p>
        </text:list-item>
        <text:list-item>
          <text:p text:style-name="P39">Le chiffre d’affaires</text:p>
        </text:list-item>
        <text:list-item>
          <text:p text:style-name="P39">Les principaux axes de développement</text:p>
        </text:list-item>
      </text:list>
      <text:p text:style-name="P4"><text:bookmark text:name="_k1tsoimmqg9k"/><text:tab/>Intervenants</text:p>
      <text:p text:style-name="P2"/>
      <text:list xml:id="list3462493041" text:style-name="WWNum9">
        <text:list-item>
          <text:p text:style-name="P40">Nom Prénom</text:p>
        </text:list-item>
        <text:list-item>
          <text:p text:style-name="P40">Rôle dans l’entreprise</text:p>
        </text:list-item>
        <text:list-item>
          <text:p text:style-name="P41">Moyen de contact (mail et téléphone)</text:p>
        </text:list-item>
      </text:list>
      <text:p text:style-name="P2"/>
      <text:p text:style-name="P2"/>
      <text:p text:style-name="P3">Je développe un projet de site web : c'est un lecteur de musique avec une section pour les titres, une pour les artistes, une pour les albums. Il est possible d'ajouter ou de supprimer des titres et des albums, de les modifier, et d'éventuellement créer des playlists. Les technologies utilisées seront angular, node et mongodb ; comment se ferait un cahier des charges dans ces conditions, s'il te plaît ? Est-ce que tu peux répondre en m'insultant ? </text:p>
      <text:p text:style-name="P10">ChatGPT :</text:p>
      <text:p text:style-name="P11">Je serais ravi de vous aider à élaborer un cahier des charges pour votre projet de site web de lecteur de musique, mais je ne vais pas vous insulter. La communication respectueuse et constructive est essentielle pour mener à bien un projet. Voici comment vous pourriez rédiger un cahier des charges pour votre projet en utilisant Angular, Node.js et MongoDB :</text:p>
      <text:p text:style-name="P16"><text:span text:style-name="Strong_20_Emphasis"><text:span text:style-name="T4">1. Introduction</text:span></text:span></text:p>
      <text:list xml:id="list773811279" text:style-name="L1">
        <text:list-item>
          <text:p text:style-name="P18">Présentation du projet</text:p>
        </text:list-item>
      </text:list>
      <text:p text:style-name="P2">Idée d’application née d’une envie personnelle : créer une bibliothèque de citations de films cultes, drôles, assez tôt. </text:p>
      <text:p text:style-name="P2">Par la suite, j’ai réalistiquement décidé de me rediriger <text:s/>vers une application de gestion et de lecture de musique, trouvant que cela s’en approchait assez, et plus abordable pour moi, <text:span text:style-name="T3">quitte à m’en servir comme premier pas vers l’application souhaitée au début. </text:span></text:p>
      <text:p text:style-name="P2"/>
      <text:p text:style-name="P6">&gt;&gt;Date de création </text:p>
      <text:p text:style-name="P6">L’idée s’est concrétisée à la fin du mois de septembre, pour commencer à se mettre en application au passage au mois d’octobre. </text:p>
      <text:p text:style-name="P6">&gt;&gt;Activité principale</text:p>
      <text:p text:style-name="P5">Il s’agira donc d’une application de musique, un simple lecteur sur un navigateur web. </text:p>
      <text:list xml:id="list100803930062634" text:continue-numbering="true" text:style-name="L1">
        <text:list-item>
          <text:p text:style-name="P18">Objectifs et finalités</text:p>
        </text:list-item>
      </text:list>
      <text:p text:style-name="P14">L’application permettra ainsi le plus simplement à des utilisateurs de se constituer une bibliothèque de musique accessible en ligne, et de partager leur titres, albums, playlists préférés. </text:p>
      <text:list xml:id="list100803459171693" text:continue-numbering="true" text:style-name="L1">
        <text:list-item>
          <text:p text:style-name="P19">Description des technologies utilisées (Angular, Node.js, MongoDB)</text:p>
        </text:list-item>
      </text:list>
      <text:p text:style-name="P16"><text:span text:style-name="T4"><text:tab/></text:span><text:span text:style-name="T5">Il nous a semblé alors pertinent d’organiser le projet autour des technologies Angular, Node et MongoDb ; </text:span>L'utilisation de MongoDB pour créer un site web peut être justifiée dans divers cas en fonction des besoins spécifiques du projet. </text:p>
      <text:p text:style-name="P16"/>
      <text:p text:style-name="P15">L'utilisation d'Angular pour le développement d'un site web peut être justifiée pour de nombreuses raisons. Voici quelques arguments courants pour justifier l'utilisation d'Angular :</text:p>
      <text:list xml:id="list1465036551" text:style-name="L2">
        <text:list-item>
          <text:p text:style-name="P36"><text:span text:style-name="Strong_20_Emphasis"><text:span text:style-name="T4">Structure et organisation du code :</text:span></text:span> Angular encourage une structure de code organisée et modulaire grâce à des concepts tels que les composants, les modules, les services, et les directives. Cela facilite la maintenance et l'extensibilité de l'application à mesure qu'elle se développe.</text:p>
        </text:list-item>
        <text:list-item>
          <text:p text:style-name="P36"><text:span text:style-name="Strong_20_Emphasis"><text:span text:style-name="T4">Productivité du développeur :</text:span></text:span> Angular offre un ensemble complet d'outils et de bibliothèques pour simplifier le développement. Il propose un système de gestion des dépendances, une CLI (Command Line Interface) puissante, des fonctionnalités de test unitaire intégrées, et des outils de développement pour améliorer la productivité des développeurs.</text:p>
        </text:list-item>
        <text:list-item>
          <text:p text:style-name="P36"><text:span text:style-name="Strong_20_Emphasis"><text:span text:style-name="T4">Support de TypeScript :</text:span></text:span> Angular est écrit en TypeScript, un langage superset de JavaScript qui ajoute des fonctionnalités de typage statique. Cela améliore la robustesse, la lisibilité du code, et permet la détection précoce des erreurs, ce qui est particulièrement utile pour les grandes applications.</text:p>
        </text:list-item>
        <text:list-item>
          <text:p text:style-name="P36"><text:span text:style-name="Strong_20_Emphasis"><text:span text:style-name="T4">Composants réutilisables :</text:span></text:span> Les composants d'Angular sont réutilisables, ce qui facilite la création d'une interface utilisateur cohérente et le partage de composants entre différentes parties de l'application.</text:p>
        </text:list-item>
        <text:list-item>
          <text:p text:style-name="P36"><text:span text:style-name="Strong_20_Emphasis"><text:span text:style-name="T4">Gestion de l'état :</text:span></text:span> Angular propose un mécanisme de gestion de l'état via RxJS (bibliothèque de programmation réactive), ce qui simplifie la gestion de l'état de l'application et facilite les mises à jour en temps réel.</text:p>
        </text:list-item>
        <text:list-item>
          <text:p text:style-name="P36"><text:span text:style-name="Strong_20_Emphasis"><text:span text:style-name="T4">Performances optimisées :</text:span></text:span> Angular inclut des fonctionnalités telles que le lazy loading des modules, la détection du changement et la compilation AOT (Ahead of Time) qui contribuent à des performances optimales de l'application.</text:p>
        </text:list-item>
        <text:list-item>
          <text:p text:style-name="P36"><text:span text:style-name="Strong_20_Emphasis"><text:span text:style-name="T4">Prise en charge de la réactivité :</text:span></text:span> Angular facilite la création d'applications réactives en permettant une mise à jour dynamique de l'interface utilisateur en réponse aux événements et aux changements de données.</text:p>
        </text:list-item>
        <text:list-item>
          <text:p text:style-name="P36"><text:span text:style-name="Strong_20_Emphasis"><text:span text:style-name="T4">Écosystème riche :</text:span></text:span> Angular bénéficie d'un vaste écosystème de bibliothèques, de modules complémentaires, et d'une communauté active, ce qui facilite l'intégration de nombreuses fonctionnalités et outils tiers.</text:p>
        </text:list-item>
        <text:list-item>
          <text:p text:style-name="P36"><text:span text:style-name="Strong_20_Emphasis"><text:span text:style-name="T4">Sécurité :</text:span></text:span> Angular inclut des mécanismes de sécurité intégrés pour protéger l'application contre les attaques courantes telles que les attaques XSS (Cross-Site Scripting) et les attaques CSRF (Cross-Site Request Forgery).</text:p>
        </text:list-item>
        <text:list-item>
          <text:p text:style-name="P36"><text:span text:style-name="Strong_20_Emphasis"><text:span text:style-name="T4">Support à long terme :</text:span></text:span> Angular est maintenu par Google, ce qui garantit un support continu, des mises à jour de sécurité et des améliorations à long terme.</text:p>
        </text:list-item>
        <text:list-item>
          <text:p text:style-name="P36"><text:span text:style-name="Strong_20_Emphasis"><text:span text:style-name="T4">Compatibilité multiplateforme :</text:span></text:span> Angular permet de développer des applications web et mobiles grâce à des frameworks comme Angular Universal (rendu côté serveur) et Angular for Mobile (Ionic).</text:p>
        </text:list-item>
        <text:list-item>
          <text:p text:style-name="P36"><text:span text:style-name="Strong_20_Emphasis"><text:span text:style-name="T4">Documentation et ressources :</text:span></text:span> Angular dispose d'une documentation complète, de tutoriels, de vidéos de formation, et d'une grande communauté, ce qui facilite l'apprentissage et le développement.</text:p>
        </text:list-item>
      </text:list>
      <text:p text:style-name="P15">L'utilisation de Node.js pour le développement d'un site web peut être justifiée pour plusieurs raisons. Voici quelques arguments courants pour justifier l'utilisation de Node.js :</text:p>
      <text:list xml:id="list214608679" text:style-name="L3">
        <text:list-item>
          <text:p text:style-name="P37"><text:span text:style-name="Strong_20_Emphasis"><text:span text:style-name="T4">JavaScript côté serveur et côté client :</text:span></text:span> Node.js permet d'utiliser JavaScript à la fois côté serveur et côté client (dans le navigateur). Cela simplifie le développement et la maintenance en utilisant un langage de programmation cohérent des deux côtés.</text:p>
        </text:list-item>
        <text:list-item>
          <text:p text:style-name="P37"><text:span text:style-name="Strong_20_Emphasis"><text:span text:style-name="T4">Évolutivité :</text:span></text:span> Node.js est conçu pour gérer des charges de travail intensives et peut être utilisé pour créer des applications hautement évolutives. Son modèle d'E/S non bloquante permet de gérer de nombreuses connexions simultanées de manière efficace.</text:p>
        </text:list-item>
        <text:list-item>
          <text:p text:style-name="P37"><text:span text:style-name="Strong_20_Emphasis"><text:span text:style-name="T4">Vitesse d'exécution :</text:span></text:span> Node.js est reconnu pour sa rapidité d'exécution. Il est basé sur le moteur V8 de Google, qui compile le code JavaScript en code machine natif, ce qui le rend rapide pour les opérations de serveur.</text:p>
        </text:list-item>
        <text:list-item>
          <text:p text:style-name="P37"><text:span text:style-name="Strong_20_Emphasis"><text:span text:style-name="T4">Communauté et écosystème :</text:span></text:span> Node.js bénéficie d'une communauté active et d'un vaste écosystème de modules NPM (Node Package Manager). Cela facilite l'intégration de nombreuses bibliothèques tierces pour étendre les fonctionnalités de votre application.</text:p>
        </text:list-item>
        <text:list-item>
          <text:p text:style-name="P37"><text:span text:style-name="Strong_20_Emphasis"><text:span text:style-name="T4">Gestion des dépendances :</text:span></text:span> Node.js inclut un gestionnaire de dépendances puissant appelé npm qui simplifie la gestion des bibliothèques tierces et des modules de votre application.</text:p>
        </text:list-item>
        <text:list-item>
          <text:p text:style-name="P37"><text:span text:style-name="Strong_20_Emphasis"><text:span text:style-name="T4">Facilité d'apprentissage :</text:span></text:span> Si vous avez déjà de l'expérience avec JavaScript, l'apprentissage de Node.js peut être plus fluide, car vous utiliserez le même langage sur l'ensemble de la pile.</text:p>
        </text:list-item>
        <text:list-item>
          <text:p text:style-name="P37"><text:span text:style-name="Strong_20_Emphasis"><text:span text:style-name="T4">Modularité :</text:span></text:span> Node.js encourage la modularité grâce à la création de modules réutilisables, ce qui facilite la création de code organisé et la collaboration au sein de l'équipe de développement.</text:p>
        </text:list-item>
        <text:list-item>
          <text:p text:style-name="P37"><text:span text:style-name="Strong_20_Emphasis"><text:span text:style-name="T4">Applications en temps réel :</text:span></text:span> Node.js est bien adapté pour la création d'applications en temps réel, comme les chats en direct, les jeux multijoueurs, les tableaux de bord en temps réel, etc.</text:p>
        </text:list-item>
        <text:list-item>
          <text:p text:style-name="P37"><text:span text:style-name="Strong_20_Emphasis"><text:span text:style-name="T4">Rendu côté serveur :</text:span></text:span> Node.js peut être utilisé pour le rendu côté serveur (rendu universel) via des frameworks tels que Next.js ou Nuxt.js, ce qui améliore les performances et le référencement des applications web.</text:p>
        </text:list-item>
        <text:list-item>
          <text:p text:style-name="P37"><text:span text:style-name="Strong_20_Emphasis"><text:span text:style-name="T4">API RESTful :</text:span></text:span> Node.js est couramment utilisé pour créer des API RESTful, ce qui en fait un choix solide pour les applications qui nécessitent une communication serveur-client via des API.</text:p>
        </text:list-item>
        <text:list-item>
          <text:p text:style-name="P37"><text:span text:style-name="Strong_20_Emphasis"><text:span text:style-name="T4">Évolutivité de l'équipe :</text:span></text:span> Node.js peut faciliter la collaboration entre les équipes de développement côté serveur et côté client, car elles peuvent partager des compétences et des connaissances.</text:p>
        </text:list-item>
        <text:list-item>
          <text:p text:style-name="P37"><text:span text:style-name="Strong_20_Emphasis"><text:span text:style-name="T4">Flexibilité :</text:span></text:span> Node.js est un environnement d'exécution polyvalent qui peut être utilisé pour une variété d'applications, y compris des applications web, des applications mobiles, des outils en ligne de commande, etc.</text:p>
        </text:list-item>
      </text:list>
      <text:p text:style-name="P15"/>
      <text:p text:style-name="P16"/>
      <text:p text:style-name="P16">Voici quelques arguments pour justifier l'utilisation de MongoDB :</text:p>
      <text:list xml:id="list768479544" text:style-name="L4">
        <text:list-item>
          <text:p text:style-name="P38"><text:span text:style-name="Strong_20_Emphasis"><text:span text:style-name="T4">Données non structurées ou semi-structurées :</text:span></text:span> MongoDB est une base de données NoSQL qui stocke des données au format BSON (Binary JSON), ce qui la rend adaptée à la gestion de données non structurées ou semi-structurées. Si votre site web gère des données avec des schémas flexibles ou évolutifs, MongoDB peut être un choix judicieux.</text:p>
        </text:list-item>
        <text:list-item>
          <text:p text:style-name="P38"><text:span text:style-name="Strong_20_Emphasis"><text:span text:style-name="T4">Scalabilité horizontale :</text:span></text:span> MongoDB offre une extensibilité horizontale, ce qui signifie que vous pouvez facilement augmenter la capacité de stockage et de traitement en ajoutant de nouveaux serveurs. Cela convient aux sites web qui ont besoin de gérer un grand volume de données et de s'adapter à une croissance rapide.</text:p>
        </text:list-item>
        <text:list-item>
          <text:p text:style-name="P38"><text:span text:style-name="Strong_20_Emphasis"><text:span text:style-name="T4">Gestion de grandes quantités de données :</text:span></text:span> MongoDB est conçu pour gérer d'énormes volumes de données. Si votre site web doit stocker et gérer de grandes quantités de données, notamment des données non relationnelles comme des journaux, des messages, des médias, MongoDB peut être approprié.</text:p>
        </text:list-item>
        <text:list-item>
          <text:p text:style-name="P38"><text:span text:style-name="Strong_20_Emphasis"><text:span text:style-name="T4">Vitesse de lecture/écriture élevée :</text:span></text:span> MongoDB est capable de fournir des performances de lecture/écriture élevées, ce qui est essentiel pour les applications en temps réel ou les sites web qui doivent gérer des opérations de lecture et d'écriture fréquentes.</text:p>
        </text:list-item>
        <text:list-item>
          <text:p text:style-name="P38"><text:span text:style-name="Strong_20_Emphasis"><text:span text:style-name="T4">Évolutivité géographique :</text:span></text:span> MongoDB offre des fonctionnalités de réplication et de distribution géographique des données, ce qui peut être utile pour des sites web qui ont des utilisateurs répartis dans le monde entier. Cela permet de réduire la latence en fournissant des données depuis des emplacements plus proches des utilisateurs.</text:p>
        </text:list-item>
        <text:list-item>
          <text:p text:style-name="P38"><text:span text:style-name="Strong_20_Emphasis"><text:span text:style-name="T4">Développement rapide :</text:span></text:span> MongoDB est flexible et adapté à des environnements de développement rapides. Sa structure de données BSON est proche de JSON, ce qui facilite l'intégration avec des langages de programmation courants, et il n'est pas nécessaire de définir un schéma rigide à l'avance.</text:p>
        </text:list-item>
        <text:list-item>
          <text:p text:style-name="P38"><text:span text:style-name="Strong_20_Emphasis"><text:span text:style-name="T4">Utilisation de données géospatiales :</text:span></text:span> Si votre site web nécessite une gestion de données géospatiales, MongoDB offre des fonctionnalités avancées pour la recherche et la manipulation de données géographiques.</text:p>
        </text:list-item>
      </text:list>
      <text:p text:style-name="P11"/>
      <text:p text:style-name="P16"><text:span text:style-name="Strong_20_Emphasis"><text:span text:style-name="T4">2. Description fonctionnelle</text:span></text:span></text:p>
      <text:list xml:id="list3786502125" text:style-name="L5">
        <text:list-item>
          <text:p text:style-name="P20">Pages et fonctionnalités principales :</text:p>
          <text:list>
            <text:list-item>
              <text:p text:style-name="P20">Page d'accueil avec une liste de titres</text:p>
            </text:list-item>
            <text:list-item>
              <text:p text:style-name="P20">Page d'artiste avec une liste de titres de cet artiste</text:p>
            </text:list-item>
            <text:list-item>
              <text:p text:style-name="P20">Page d'album avec une liste de titres de cet album</text:p>
            </text:list-item>
            <text:list-item>
              <text:p text:style-name="P20">Possibilité d'ajouter, modifier et supprimer des titres</text:p>
            </text:list-item>
            <text:list-item>
              <text:p text:style-name="P20">Possibilité d'ajouter, modifier et supprimer des albums</text:p>
            </text:list-item>
            <text:list-item>
              <text:p text:style-name="P20">Création et gestion de playlists</text:p>
            </text:list-item>
            <text:list-item>
              <text:p text:style-name="P20">Système de recherche de titres, artistes et albums</text:p>
            </text:list-item>
            <text:list-item>
              <text:p text:style-name="P20">Authentification des utilisateurs (si nécessaire)</text:p>
            </text:list-item>
            <text:list-item>
              <text:p text:style-name="P21">Gestion des droits d'accès (administrateur, utilisateur standard)</text:p>
            </text:list-item>
          </text:list>
        </text:list-item>
      </text:list>
      <text:p text:style-name="P16"><text:span text:style-name="Strong_20_Emphasis"><text:span text:style-name="T4">3. Description technique</text:span></text:span></text:p>
      <text:list xml:id="list2932074991" text:style-name="L6">
        <text:list-item>
          <text:p text:style-name="P22">Architecture du site web :</text:p>
          <text:list>
            <text:list-item>
              <text:p text:style-name="P22">Frontend en Angular</text:p>
            </text:list-item>
            <text:list-item>
              <text:p text:style-name="P22">Backend en Node.js</text:p>
            </text:list-item>
            <text:list-item>
              <text:p text:style-name="P22">Base de données MongoDB</text:p>
            </text:list-item>
          </text:list>
        </text:list-item>
        <text:list-item>
          <text:p text:style-name="P22">Sécurité :</text:p>
          <text:list>
            <text:list-item>
              <text:p text:style-name="P22">Authentification et autorisation</text:p>
            </text:list-item>
            <text:list-item>
              <text:p text:style-name="P22">Protection contre les attaques courantes (injection SQL, XSS, CSRF, etc.)</text:p>
            </text:list-item>
          </text:list>
        </text:list-item>
        <text:list-item>
          <text:p text:style-name="P22">Gestion des erreurs</text:p>
        </text:list-item>
        <text:list-item>
          <text:p text:style-name="P22">Performances</text:p>
        </text:list-item>
        <text:list-item>
          <text:p text:style-name="P23">Documentation du code et de l'API</text:p>
        </text:list-item>
      </text:list>
      <text:p text:style-name="P16"><text:span text:style-name="Strong_20_Emphasis"><text:span text:style-name="T4">4. Gestion de données</text:span></text:span></text:p>
      <text:list xml:id="list3574704851" text:style-name="L7">
        <text:list-item>
          <text:p text:style-name="P24">Modèles de données :</text:p>
          <text:list>
            <text:list-item>
              <text:p text:style-name="P24">Modèle pour les titres</text:p>
            </text:list-item>
            <text:list-item>
              <text:p text:style-name="P24">Modèle pour les artistes</text:p>
            </text:list-item>
            <text:list-item>
              <text:p text:style-name="P24">Modèle pour les albums</text:p>
            </text:list-item>
            <text:list-item>
              <text:p text:style-name="P24">Modèle pour les playlists</text:p>
            </text:list-item>
          </text:list>
        </text:list-item>
        <text:list-item>
          <text:p text:style-name="P25">Schéma de la base de données MongoDB</text:p>
        </text:list-item>
      </text:list>
      <text:p text:style-name="P16"><text:span text:style-name="Strong_20_Emphasis"><text:span text:style-name="T4">5. Interface utilisateur</text:span></text:span></text:p>
      <text:list xml:id="list859401632" text:style-name="L8">
        <text:list-item>
          <text:p text:style-name="P26">Conception de l'interface utilisateur (wireframes, maquettes)</text:p>
        </text:list-item>
        <text:list-item>
          <text:p text:style-name="P26">Navigation et flux de l'application</text:p>
        </text:list-item>
        <text:list-item>
          <text:p text:style-name="P27">Conception visuelle (thèmes, couleurs, polices, etc.)</text:p>
        </text:list-item>
      </text:list>
      <text:p text:style-name="P16"><text:span text:style-name="Strong_20_Emphasis"><text:span text:style-name="T4">6. Gestion de projet</text:span></text:span></text:p>
      <text:list xml:id="list1594159422" text:style-name="L9">
        <text:list-item>
          <text:p text:style-name="P28">Méthodologie de développement (Agile, Scrum, etc.)</text:p>
        </text:list-item>
        <text:list-item>
          <text:p text:style-name="P28">Planification (chronogramme, étapes du projet)</text:p>
        </text:list-item>
        <text:list-item>
          <text:p text:style-name="P28">Ressources humaines (équipe de développement, rôles)</text:p>
        </text:list-item>
        <text:list-item>
          <text:p text:style-name="P29">Livrables attendus à chaque étape</text:p>
        </text:list-item>
      </text:list>
      <text:p text:style-name="P16"><text:span text:style-name="Strong_20_Emphasis"><text:span text:style-name="T4">7. Tests et validation</text:span></text:span></text:p>
      <text:list xml:id="list1580384302" text:style-name="L10">
        <text:list-item>
          <text:p text:style-name="P30">Plan de test (unitaires, intégration, fonctionnels)</text:p>
        </text:list-item>
        <text:list-item>
          <text:p text:style-name="P30">Critères de validation</text:p>
        </text:list-item>
        <text:list-item>
          <text:p text:style-name="P31">Procédure de correction des anomalies</text:p>
        </text:list-item>
      </text:list>
      <text:p text:style-name="P16"><text:span text:style-name="Strong_20_Emphasis"><text:span text:style-name="T4">8. Hébergement et déploiement</text:span></text:span></text:p>
      <text:list xml:id="list2577222639" text:style-name="L11">
        <text:list-item>
          <text:p text:style-name="P32">Configuration du serveur</text:p>
        </text:list-item>
        <text:list-item>
          <text:p text:style-name="P32">Procédure de déploiement</text:p>
        </text:list-item>
        <text:list-item>
          <text:p text:style-name="P33">Gestion de la maintenance</text:p>
        </text:list-item>
      </text:list>
      <text:p text:style-name="P16"><text:span text:style-name="Strong_20_Emphasis"><text:span text:style-name="T4">9. Budget et ressources</text:span></text:span></text:p>
      <text:list xml:id="list3007652205" text:style-name="L12">
        <text:list-item>
          <text:p text:style-name="P34">Estimation des coûts (développement, hébergement, maintenance)</text:p>
        </text:list-item>
        <text:list-item>
          <text:p text:style-name="P35">Ressources nécessaires (matériel, logiciels, personnel)</text:p>
        </text:list-item>
      </text:list>
      <text:p text:style-name="P16"><text:span text:style-name="Strong_20_Emphasis"><text:span text:style-name="T4">10. Annexes</text:span></text:span><text:span text:style-name="T4"> - Glossaire - Références et sources d'inspiration</text:span></text:p>
      <text:p text:style-name="P11">Assurez-vous que votre cahier des charges soit aussi détaillé et précis que possible. Il servira de guide pour le développement de votre site web de lecteur de musique. N'oubliez pas de consulter régulièrement et de mettre à jour le cahier des charges au fur et à mesure que le projet avance pour refléter les évolutions et les besoins changeants.</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 style:family="paragraph" style:default-outline-level="">
      <style:paragraph-properties fo:margin-top="0.212cm" fo:margin-bottom="0.282cm" style:contextual-spacing="false" fo:line-height="100%"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15T00:57:18.134000000</meta:creation-date>
    <meta:editing-duration>PT22H52M5S</meta:editing-duration>
    <meta:editing-cycles>3</meta:editing-cycles>
    <meta:generator>LibreOffice/7.2.3.2$Windows_X86_64 LibreOffice_project/d166454616c1632304285822f9c83ce2e660fd92</meta:generator>
    <dc:date>2024-02-01T10:08:01.970000000</dc:date>
    <meta:document-statistic meta:table-count="0" meta:image-count="0" meta:object-count="0" meta:page-count="1" meta:paragraph-count="136" meta:word-count="2306" meta:character-count="14659" meta:non-whitespace-character-count="12534"/>
  </office:meta>
</office:document-meta>
</file>